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B42268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fo:min-height="3.256cm"/>
    </style:style>
    <style:style style:name="pr2" style:family="presentation" style:parent-style-name="lyt-roundedrect-subtitle">
      <style:graphic-properties draw:fill-color="#ffffff" fo:min-height="13.609cm"/>
    </style:style>
    <style:style style:name="pr3" style:family="presentation" style:parent-style-name="lyt-roundedrect-notes">
      <style:graphic-properties draw:fill-color="#ffffff" draw:auto-grow-height="true" fo:min-height="12.573cm"/>
    </style:style>
    <style:style style:name="pr4" style:family="presentation" style:parent-style-name="lyt-roundedrect-title">
      <style:graphic-properties draw:auto-grow-height="true" fo:min-height="3.507cm"/>
    </style:style>
    <style:style style:name="pr5" style:family="presentation" style:parent-style-name="lyt-roundedrect-outline1">
      <style:graphic-properties fo:min-height="13.609cm"/>
    </style:style>
    <style:style style:name="pr6" style:family="presentation" style:parent-style-name="lyt-roundedrec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T1" style:family="text">
      <style:text-properties fo:font-family="Courier" style:font-family-generic="modern" style:font-pitch="fixed"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 draw:id="id1">
        <draw:frame presentation:style-name="pr1" draw:layer="layout" svg:width="23cm" svg:height="3.256cm" svg:x="1cm" svg:y="0.962cm" presentation:class="title">
          <draw:text-box>
            <text:p>Pipes &amp; Filters</text:p>
          </draw:text-box>
        </draw:frame>
        <draw:frame presentation:style-name="pr2" draw:layer="layout" svg:width="22.6cm" svg:height="13.609cm" svg:x="1.4cm" svg:y="4.35cm" presentation:class="subtitle">
          <draw:text-box>
            <text:p>Atul Nag</text:p>
            <text:p>Lecturer, Bioinformatics</text:p>
            <text:p>SUIIT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 draw:id="id2">
        <draw:frame presentation:style-name="pr4" draw:layer="layout" svg:width="23cm" svg:height="3.507cm" svg:x="1cm" svg:y="0.837cm" presentation:class="title">
          <draw:text-box>
            <text:p>Introduction</text:p>
          </draw:text-box>
        </draw:frame>
        <draw:frame presentation:style-name="pr5" draw:layer="layout" svg:width="22.6cm" svg:height="13.609cm" svg:x="1.4cm" svg:y="4.225cm" presentation:class="outline">
          <draw:text-box>
            <text:list text:style-name="L2">
              <text:list-item>
                <text:p>Linux commands perform specific task</text:p>
              </text:list-item>
              <text:list-item>
                <text:p>Not possible to perform multiple tasks in one command</text:p>
              </text:list-item>
              <text:list-item>
                <text:p>Redirection provides answer but creates lot of temporary files -redundant and occupy disk space</text:p>
              </text:list-item>
              <text:list-item>
                <text:p>Pipes and filters used to overcome this obstacle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 draw:id="id3">
        <draw:frame presentation:style-name="pr1" draw:layer="layout" svg:width="23cm" svg:height="3.256cm" svg:x="1cm" svg:y="0.962cm" presentation:class="title">
          <draw:text-box>
            <text:p>Pipes</text:p>
          </draw:text-box>
        </draw:frame>
        <draw:frame presentation:style-name="pr5" draw:layer="layout" svg:width="22.6cm" svg:height="13.609cm" svg:x="1.4cm" svg:y="4.225cm" presentation:class="outline">
          <draw:text-box>
            <text:list text:style-name="L2">
              <text:list-item>
                <text:p>A Pipe isa mechanism in which the output from one command can be redirected as input to another command</text:p>
              </text:list-item>
              <text:list-item>
                <text:p>Pipes considered as temporary unnamed files that <text:s/>store output of a command in memory and pass it as input to the next command.</text:p>
              </text:list-item>
            </text:list>
            <text:p text:style-name="P1"><text:span text:style-name="T1">$ who|wc -l</text:span></text:p>
            <text:p text:style-name="P1"><text:span text:style-name="T1">$ cat text |head -3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 draw:id="id4">
        <draw:frame presentation:style-name="pr1" draw:layer="layout" svg:width="23cm" svg:height="3.256cm" svg:x="1cm" svg:y="0.962cm" presentation:class="title">
          <draw:text-box>
            <text:p>Filters</text:p>
          </draw:text-box>
        </draw:frame>
        <draw:frame presentation:style-name="pr5" draw:layer="layout" svg:width="22.6cm" svg:height="13.609cm" svg:x="1.4cm" svg:y="4.225cm" presentation:class="outline" presentation:user-transformed="true">
          <draw:text-box>
            <text:list text:style-name="L2">
              <text:list-item>
                <text:p><text:span text:style-name="T2">It accepts input from Standard Input, processes the input and then sends output to the Standard Output [ can also take input form file]</text:span></text:p>
              </text:list-item>
              <text:list-item>
                <text:p><text:span text:style-name="T2">Uses:</text:span></text:p>
                <text:list>
                  <text:list-item>
                    <text:p><text:span text:style-name="T3">Extract lines containing a pattern</text:span></text:p>
                  </text:list-item>
                  <text:list-item>
                    <text:p><text:span text:style-name="T3">Arrange the content of a file in a sorted order</text:span></text:p>
                  </text:list-item>
                  <text:list-item>
                    <text:p><text:span text:style-name="T3">Replace existing characters with other characters</text:span></text:p>
                  </text:list-item>
                  <text:list-item>
                    <text:p><text:span text:style-name="T3">Store the intermediate results of a long pipe</text:span></text:p>
                  </text:list-item>
                  <text:list-item>
                    <text:p><text:span text:style-name="T3">Extract specific columns of a file</text:span></text:p>
                  </text:list-item>
                  <text:list-item>
                    <text:p><text:span text:style-name="T3">Merge two or more files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 draw:id="id5">
        <draw:frame presentation:style-name="pr1" draw:layer="layout" svg:width="23cm" svg:height="3.256cm" svg:x="1cm" svg:y="0.962cm" presentation:class="title">
          <draw:text-box>
            <text:p>Sort Filter</text:p>
          </draw:text-box>
        </draw:frame>
        <draw:frame presentation:style-name="pr5" draw:layer="layout" svg:width="22.6cm" svg:height="15.975cm" svg:x="1.4cm" svg:y="4.225cm" presentation:class="outline" presentation:user-transformed="true">
          <draw:text-box>
            <text:list text:style-name="L2">
              <text:list-item>
                <text:p><text:span text:style-name="T4">It arranges the input taken from the standard Input in the alphabetical order</text:span></text:p>
                <text:list>
                  <text:list-item>
                    <text:p><text:span text:style-name="T2">Simple example</text:span></text:p>
                  </text:list-item>
                </text:list>
              </text:list-item>
              <text:list-item>
                <text:p><text:span text:style-name="T4">-r option</text:span></text:p>
                <text:list>
                  <text:list-item>
                    <text:p><text:span text:style-name="T2">Displays input in the reverse alphabetical order</text:span></text:p>
                  </text:list-item>
                </text:list>
              </text:list-item>
              <text:list-item>
                <text:p><text:span text:style-name="T4">-f option</text:span></text:p>
                <text:list>
                  <text:list-item>
                    <text:p><text:span text:style-name="T2">Input is taken in and converted to ASCII values – and sort arranges these values</text:span></text:p>
                  </text:list-item>
                  <text:list-item>
                    <text:p><text:span text:style-name="T2">-f ignores case distinction</text:span></text:p>
                  </text:list-item>
                </text:list>
              </text:list-item>
              <text:list-item>
                <text:p><text:span text:style-name="T2">-n option</text:span></text:p>
                <text:list>
                  <text:list-item>
                    <text:p><text:span text:style-name="T2">Arrange the input according to numerical value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 draw:id="id6">
        <draw:frame presentation:style-name="pr1" draw:layer="layout" svg:width="23cm" svg:height="3.256cm" svg:x="1cm" svg:y="0.962cm" presentation:class="title">
          <draw:text-box>
            <text:p>Sort Filter</text:p>
          </draw:text-box>
        </draw:frame>
        <draw:frame presentation:style-name="pr5" draw:layer="layout" svg:width="22.6cm" svg:height="15.478cm" svg:x="1.4cm" svg:y="4.225cm" presentation:class="outline" presentation:user-transformed="true">
          <draw:text-box>
            <text:list text:style-name="L2">
              <text:list-item>
                <text:p>+pos1 -pos2 option</text:p>
                <text:list>
                  <text:list-item>
                    <text:p>We have a file containing the complete names of people in the order – first, middle last.</text:p>
                  </text:list-item>
                  <text:list-item>
                    <text:p>Three names are separated by a single space</text:p>
                  </text:list-item>
                  <text:list-item>
                    <text:p>Each column is called a field</text:p>
                  </text:list-item>
                  <text:list-item>
                    <text:p>If we want to sort names on any particular field then we use the +pos1 -pos2 option of sort can be used</text:p>
                  </text:list-item>
                  <text:list-item>
                    <text:p>It assumes blank space/tab space as field separator <text:s/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 draw:id="id7">
        <draw:frame presentation:style-name="pr1" draw:layer="layout" svg:width="23cm" svg:height="3.256cm" svg:x="1cm" svg:y="0.962cm" presentation:class="title">
          <draw:text-box>
            <text:p>Sort Filter</text:p>
          </draw:text-box>
        </draw:frame>
        <draw:frame presentation:style-name="pr5" draw:layer="layout" svg:width="22.6cm" svg:height="15.572cm" svg:x="1.4cm" svg:y="4.225cm" presentation:class="outline" presentation:user-transformed="true">
          <draw:text-box>
            <text:list text:style-name="L2">
              <text:list-item>
                <text:p><text:span text:style-name="T4">-t option</text:span></text:p>
                <text:list>
                  <text:list-item>
                    <text:p><text:span text:style-name="T2">Default filed separator – blank space/tab</text:span></text:p>
                  </text:list-item>
                  <text:list-item>
                    <text:p><text:span text:style-name="T2">If different it can be specified using this option</text:span></text:p>
                  </text:list-item>
                </text:list>
              </text:list-item>
              <text:list-item>
                <text:p><text:span text:style-name="T4">-u option</text:span></text:p>
                <text:list>
                  <text:list-item>
                    <text:p><text:span text:style-name="T2">Removes duplicate lines from the input and display the output</text:span></text:p>
                  </text:list-item>
                </text:list>
              </text:list-item>
              <text:list-item>
                <text:p><text:span text:style-name="T4"><text:s/></text:span><text:span text:style-name="T4">-o option</text:span></text:p>
                <text:list>
                  <text:list-item>
                    <text:p><text:span text:style-name="T2">Redirect output of sort to file mentioned</text:span></text:p>
                  </text:list-item>
                </text:list>
              </text:list-item>
              <text:list-item>
                <text:p><text:span text:style-name="T2">-b option</text:span></text:p>
                <text:list>
                  <text:list-item>
                    <text:p><text:span text:style-name="T2">Leading blanks in the input cause undesirable results</text:span></text:p>
                  </text:list-item>
                  <text:list-item>
                    <text:p><text:span text:style-name="T2">Sort -b option is used along with +pos -pos op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 draw:id="id8">
        <draw:frame presentation:style-name="pr1" draw:layer="layout" svg:width="23cm" svg:height="3.256cm" svg:x="1cm" svg:y="0.962cm" presentation:class="title">
          <draw:text-box>
            <text:p>Sort filter</text:p>
          </draw:text-box>
        </draw:frame>
        <draw:frame presentation:style-name="pr5" draw:layer="layout" svg:width="22.6cm" svg:height="13.609cm" svg:x="1.4cm" svg:y="4.225cm" presentation:class="outline">
          <draw:text-box>
            <text:list text:style-name="L2">
              <text:list-item>
                <text:p>Options of sort can be combined together </text:p>
                <text:list>
                  <text:list-item>
                    <text:p>-nr/-rn</text:p>
                  </text:list-item>
                  <text:list-item>
                    <text:p>-uf -fu</text:p>
                  </text:list-item>
                  <text:list-item>
                    <text:p>+4n -5</text:p>
                  </text:list-item>
                </text:list>
              </text:list-item>
              <text:list-item>
                <text:p>Can be used with pipes</text:p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leftToRight"/>
          </anim:par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 draw:id="id9">
        <draw:frame presentation:style-name="pr1" draw:layer="layout" svg:width="23cm" svg:height="3.256cm" svg:x="1cm" svg:y="0.962cm" presentation:class="title">
          <draw:text-box>
            <text:p>Uniq filter</text:p>
          </draw:text-box>
        </draw:frame>
        <draw:frame presentation:style-name="pr5" draw:layer="layout" svg:width="22.6cm" svg:height="13.609cm" svg:x="1.4cm" svg:y="4.225cm" presentation:class="outline" presentation:user-transformed="true">
          <draw:text-box>
            <text:list text:style-name="L2">
              <text:list-item>
                <text:p>Compares adjacent lines in the sorted input file.</text:p>
              </text:list-item>
              <text:list-item>
                <text:p>With different options displays single occurrence/multiple occurrences</text:p>
                <text:list>
                  <text:list-item>
                    <text:p>-d lines that are duplicated</text:p>
                  </text:list-item>
                  <text:list-item>
                    <text:p>-u lines with single occurrences</text:p>
                  </text:list-item>
                  <text:list-item>
                    <text:p>-c precedes each line display by number of times it occurs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 draw:id="id10">
        <draw:frame presentation:style-name="pr1" draw:layer="layout" svg:width="23cm" svg:height="3.256cm" svg:x="1cm" svg:y="0.962cm" presentation:class="title">
          <draw:text-box>
            <text:p>More filters</text:p>
          </draw:text-box>
        </draw:frame>
        <draw:frame presentation:style-name="pr5" draw:layer="layout" svg:width="22.6cm" svg:height="15.042cm" svg:x="1.4cm" svg:y="4.225cm" presentation:class="outline" presentation:user-transformed="true">
          <draw:text-box>
            <text:list text:style-name="L2">
              <text:list-item>
                <text:p>more <text:s text:c="2"/></text:p>
                <text:list>
                  <text:list-item>
                    <text:p>Displays output of a command on the screen page by page</text:p>
                  </text:list-item>
                </text:list>
              </text:list-item>
              <text:list-item>
                <text:p>cut </text:p>
                <text:list>
                  <text:list-item>
                    <text:p>One particular filed from any file can be extracted and displayed</text:p>
                  </text:list-item>
                  <text:list-item>
                    <text:p>A single character can also be extracted using the <text:s/>-c option</text:p>
                  </text:list-item>
                  <text:list-item>
                    <text:p>-d for delimiter</text:p>
                  </text:list-item>
                  <text:list-item>
                    <text:p>It can also take input form another command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 draw:id="id11">
        <draw:frame presentation:style-name="pr1" draw:layer="layout" svg:width="23cm" svg:height="3.256cm" svg:x="1cm" svg:y="0.962cm" presentation:class="title">
          <draw:text-box>
            <text:p>More filters</text:p>
          </draw:text-box>
        </draw:frame>
        <draw:frame presentation:style-name="pr5" draw:layer="layout" svg:width="22.6cm" svg:height="13.745cm" svg:x="1.4cm" svg:y="4.225cm" presentation:class="outline" presentation:user-transformed="true">
          <draw:text-box>
            <text:list text:style-name="L2">
              <text:list-item>
                <text:p><text:span text:style-name="T2">paste </text:span></text:p>
                <text:list>
                  <text:list-item>
                    <text:p><text:span text:style-name="T5">Merges the contents of two files into single file</text:span></text:p>
                  </text:list-item>
                  <text:list-item>
                    <text:p><text:span text:style-name="T5">Reads line from each file in the list and combines them into single file</text:span></text:p>
                  </text:list-item>
                </text:list>
              </text:list-item>
              <text:list-item>
                <text:p><text:span text:style-name="T2">tee </text:span></text:p>
                <text:list>
                  <text:list-item>
                    <text:p><text:span text:style-name="T5">If we want the output of a particular command in a long pipeline to be stored in a file for later use.</text:span></text:p>
                  </text:list-item>
                </text:list>
              </text:list-item>
              <text:list-item>
                <text:p><text:span text:style-name="T2">tr </text:span></text:p>
                <text:list>
                  <text:list-item>
                    <text:p><text:span text:style-name="T5">Reads standard input and, for each input character, maps it to an alternate character, deletes the character, or leaves the character alone </text:span></text:p>
                  </text:list-item>
                  <text:list-item>
                    <text:p><text:span text:style-name="T5">-s option squeezes multiple spaces into single spac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 draw:id="id12">
        <draw:frame presentation:style-name="pr1" draw:layer="layout" svg:width="23cm" svg:height="3.256cm" svg:x="1cm" svg:y="0.962cm" presentation:class="title">
          <draw:text-box>
            <text:p>Usage of Pipes &amp; Filters</text:p>
          </draw:text-box>
        </draw:frame>
        <draw:frame presentation:style-name="pr5" draw:layer="layout" svg:width="22.6cm" svg:height="13.609cm" svg:x="1.4cm" svg:y="4.225cm" presentation:class="outline">
          <draw:text-box>
            <text:list text:style-name="L2">
              <text:list-item>
                <text:p>List all directories</text:p>
                <text:list>
                  <text:list-item>
                    <text:p>ls -l | grep “^d ”</text:p>
                  </text:list-item>
                </text:list>
              </text:list-item>
              <text:list-item>
                <text:p>Display only the first field of the first ten lines of a sorted test file, the command is:</text:p>
                <text:list>
                  <text:list-item>
                    <text:p>cat text|sort|head| cut -d” “ -f1</text:p>
                  </text:list-item>
                </text:list>
              </text:list-item>
              <text:list-item>
                <text:p>Extract file owners </text:p>
                <text:list>
                  <text:list-item>
                    <text:p>Ls -l|tr -s ” “|cut -d” “ -f3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22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tul Nag</meta:initial-creator>
    <meta:creation-date>2011-09-23T11:28:12</meta:creation-date>
    <meta:editing-duration>PT02H33M24S</meta:editing-duration>
    <meta:editing-cycles>8</meta:editing-cycles>
    <dc:date>2011-09-23T14:23:50</dc:date>
    <dc:creator>Atul Nag</dc:creator>
    <meta:generator>OpenOffice.org/3.1$Unix OpenOffice.org_project/310m19$Build-9420</meta:generator>
    <meta:document-statistic meta:object-count="80"/>
  </office:meta>
</office:document-meta>
</file>